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Monitor.notif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Monitor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RemoteCacheMonito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Monitor.setIdlePeriod( long idlePeri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Monitor.b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Monitor.RemoteCache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